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9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style-name="ce1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and white toggle probably with persistence fla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tra numbering for Sockets pag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„Dont touch“ flag for sockets</text:p>
          </table:table-cell>
          <table:table-cell table:number-columns-repeated="16381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9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on Test butto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ed „LED“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6-02T00:09:05.599380902</dc:date>
    <meta:editing-duration>PT1H15M30S</meta:editing-duration>
    <meta:editing-cycles>16</meta:editing-cycles>
    <meta:generator>LibreOffice/7.4.2.3$MacOSX_X86_64 LibreOffice_project/382eef1f22670f7f4118c8c2dd222ec7ad009daf</meta:generator>
    <meta:document-statistic meta:table-count="1" meta:cell-count="50" meta:object-count="0"/>
  </office:meta>
</office:document-meta>
</file>